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7-16" calcext:value-type="date">
            <text:p>16/07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9-04" calcext:value-type="date">
            <text:p>04/09/2025</text:p>
          </table:table-cell>
          <table:table-cell table:style-name="ce59" table:formula="of:=[.C14]-[.F1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0-06" calcext:value-type="date">
            <text:p>06/10/2025</text:p>
          </table:table-cell>
          <table:table-cell table:style-name="ce59" table:formula="of:=[.C15]-[.F1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5])" office:value-type="float" office:value="0" calcext:value-type="float">
            <text:p>-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1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05:37.492541500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05:37.499699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4:44</meta:creation-date>
    <dc:date>2025-10-17T09:05:49.015708100</dc:date>
    <dc:language>pt-PT</dc:language>
    <meta:editing-cycles>437</meta:editing-cycles>
    <meta:editing-duration>PT12H54M15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